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 última venganza</text:p>
      <text:p text:style-name="Standard"/>
      <text:p text:style-name="Standard">Llegó el momento de ajusticiar al último. Uno a uno se había encargado de todos los que lo habían agredido, maltratado o insultado en su vida. Empezó por el último y año a año fue recorriendo mentalmente su existencia, tachando gente en su lista de deudores. Ante sus ojos estaba el Dr. Cortez, inmovil, sin saber a qué se debía su presencia. Era el último e iba a pagar por esas nalgadas que le propició cuando su madre lo dio a luz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jconti </meta:initial-creator>
    <meta:creation-date>2011-10-15T14:42:33</meta:creation-date>
    <dc:date>2012-03-25T12:10:33</dc:date>
    <dc:creator>jjconti </dc:creator>
    <meta:editing-duration>PT00H08M27S</meta:editing-duration>
    <meta:editing-cycles>5</meta:editing-cycles>
    <meta:generator>OpenOffice.org/3.2$Unix OpenOffice.org_project/320m12$Build-9483</meta:generator>
    <meta:document-statistic meta:table-count="0" meta:image-count="0" meta:object-count="0" meta:page-count="1" meta:paragraph-count="2" meta:word-count="85" meta:character-count="452"/>
  </office:meta>
</office:document-meta>
</file>